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2.4366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blockSizeInBytes</text:p>
          </table:table-cell>
          <table:table-cell office:value-type="string" calcext:value-type="string">
            <text:p>fileSizeInBytes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BlockByBlockWithBufferedStream</text:p>
          </table:table-cell>
          <table:table-cell office:value-type="float" office:value="500" calcext:value-type="float">
            <text:p>500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BlockByBlockWithBufferedStream</text:p>
          </table:table-cell>
          <table:table-cell office:value-type="float" office:value="50" calcext:value-type="float">
            <text:p>50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BlockByBlockWithBufferedStream</text:p>
          </table:table-cell>
          <table:table-cell office:value-type="float" office:value="5" calcext:value-type="float">
            <text:p>5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ByteByByteWithBufferedStream</text:p>
          </table:table-cell>
          <table:table-cell office:value-type="float" office:value="0" calcext:value-type="float">
            <text:p>0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BlockByBlockWithoutBufferedStream</text:p>
          </table:table-cell>
          <table:table-cell office:value-type="float" office:value="500" calcext:value-type="float">
            <text:p>500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BlockByBlockWithoutBufferedStream</text:p>
          </table:table-cell>
          <table:table-cell office:value-type="float" office:value="50" calcext:value-type="float">
            <text:p>50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BlockByBlockWithoutBufferedStream</text:p>
          </table:table-cell>
          <table:table-cell office:value-type="float" office:value="5" calcext:value-type="float">
            <text:p>5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ByteByByteWithoutBufferedStream</text:p>
          </table:table-cell>
          <table:table-cell office:value-type="float" office:value="0" calcext:value-type="float">
            <text:p>0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12994" calcext:value-type="float">
            <text:p>12994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BlockByBlockWithBufferedStream</text:p>
          </table:table-cell>
          <table:table-cell office:value-type="float" office:value="500" calcext:value-type="float">
            <text:p>500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BlockByBlockWithBufferedStream</text:p>
          </table:table-cell>
          <table:table-cell office:value-type="float" office:value="50" calcext:value-type="float">
            <text:p>50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BlockByBlockWithBufferedStream</text:p>
          </table:table-cell>
          <table:table-cell office:value-type="float" office:value="5" calcext:value-type="float">
            <text:p>5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ByteByByteWithBufferedStream</text:p>
          </table:table-cell>
          <table:table-cell office:value-type="float" office:value="0" calcext:value-type="float">
            <text:p>0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BlockByBlockWithoutBufferedStream</text:p>
          </table:table-cell>
          <table:table-cell office:value-type="float" office:value="500" calcext:value-type="float">
            <text:p>500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BlockByBlockWithoutBufferedStream</text:p>
          </table:table-cell>
          <table:table-cell office:value-type="float" office:value="50" calcext:value-type="float">
            <text:p>50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BlockByBlockWithoutBufferedStream</text:p>
          </table:table-cell>
          <table:table-cell office:value-type="float" office:value="5" calcext:value-type="float">
            <text:p>5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ByteByByteWithoutBufferedStream</text:p>
          </table:table-cell>
          <table:table-cell office:value-type="float" office:value="0" calcext:value-type="float">
            <text:p>0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792" calcext:value-type="float">
            <text:p>4792</text:p>
          </table:table-cell>
        </table:table-row>
      </table:table>
      <table:table table:name="chart-write" table:style-name="ta1">
        <table:shapes>
          <draw:frame draw:z-index="0" draw:style-name="gr1" draw:text-style-name="P1" svg:width="6.2988in" svg:height="3.5429in" svg:x="0.9283in" svg:y="0.0394in">
            <draw:object draw:notify-on-update-of-ranges="metrics.C2:metrics.C5 metrics.B2:metrics.B2 metrics.E2:metrics.E9 metrics.B6:metrics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9283in" svg:y="0.0394in">
            <draw:object draw:notify-on-update-of-ranges="metrics.C2:metrics.C5 metrics.B3:metrics.B3 metrics.E2:metrics.E5 metrics.B6:metrics.B6 metrics.E6:metrics.E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table table:name="chart-read" table:style-name="ta1">
        <table:shapes>
          <draw:frame draw:z-index="0" draw:style-name="gr1" draw:text-style-name="P1" svg:width="6.2988in" svg:height="3.5429in" svg:x="0.9283in" svg:y="0.0394in">
            <draw:object draw:notify-on-update-of-ranges="metrics.C2:metrics.C5 metrics.B11:metrics.B11 metrics.E10:metrics.E13 metrics.B14:metrics.B14 metrics.E14:metrics.E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20:14:48.702203151</dc:date>
    <meta:editing-duration>PT2M2S</meta:editing-duration>
    <meta:editing-cycles>1</meta:editing-cycles>
    <meta:document-statistic meta:table-count="3" meta:cell-count="85" meta:object-count="3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metrics.C2:metrics.C5 metrics.B2:metrics.B2 metrics.E2:metrics.E9 metrics.B6:metrics.B6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metrics.C2:metrics.C5 metrics.B2:metrics.B2 metrics.E2:metrics.E9 metrics.B6:metrics.B6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02cm" svg:y="0.316cm" chart:style-name="ch2">
          <text:p>WRITE</text:p>
        </chart:title>
        <chart:legend chart:legend-position="end" svg:x="11.011cm" svg:y="3.555cm" style:legend-expansion="high" chart:style-name="ch3"/>
        <chart:plot-area chart:style-name="ch4" table:cell-range-address="metrics.C2:metrics.C5 metrics.B2:metrics.B3 metrics.E2:metrics.E9 metrics.B6:metrics.B6" chart:data-source-has-labels="both" svg:x="1.331cm" svg:y="1.275cm" svg:width="9.36cm" svg:height="6.564cm">
          <chartooo:coordinate-region svg:x="2.508cm" svg:y="1.474cm" svg:width="8.183cm" svg:height="5.718cm"/>
          <chart:axis chart:dimension="x" chart:name="primary-x" chart:style-name="ch5" chartooo:axis-type="auto">
            <chartooo:date-scale/>
            <chart:title svg:x="5.226cm" svg:y="8.019cm" chart:style-name="ch6">
              <text:p>Block size</text:p>
            </chart:title>
            <chart:categories table:cell-range-address="metrics.C2:metrics.C5"/>
          </chart:axis>
          <chart:axis chart:dimension="y" chart:name="primary-y" chart:style-name="ch7">
            <chart:title svg:x="0.451cm" svg:y="5.236cm" chart:style-name="ch8">
              <text:p>Duration</text:p>
            </chart:title>
            <chart:grid chart:style-name="ch9" chart:class="major"/>
          </chart:axis>
          <chart:series chart:style-name="ch10" chart:values-cell-range-address="metrics.E2:metrics.E5" chart:label-cell-address="metrics.B3:metrics.B3" chart:class="chart:bar">
            <chart:data-point chart:repeated="4"/>
          </chart:series>
          <chart:series chart:style-name="ch11" chart:values-cell-range-address="metrics.E6:metrics.E9" chart:label-cell-address="metrics.B6:metrics.B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ByBlockWithBufferedStream</text:p>
                <draw:g>
                  <svg:desc>metrics.B3:metrics.B3</svg:desc>
                </draw:g>
              </table:table-cell>
              <table:table-cell office:value-type="string">
                <text:p>BlockByBlockWithoutBufferedStream</text:p>
                <draw:g>
                  <svg:desc>metrics.B6:metrics.B6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metrics.C2:metrics.C5</svg:desc>
                </draw:g>
              </table:table-cell>
              <table:table-cell office:value-type="float" office:value="37">
                <text:p>37</text:p>
                <draw:g>
                  <svg:desc>metrics.E2:metrics.E5</svg:desc>
                </draw:g>
              </table:table-cell>
              <table:table-cell office:value-type="float" office:value="48">
                <text:p>48</text:p>
                <draw:g>
                  <svg:desc>metrics.E6:metrics.E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12994">
                <text:p>12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8cm" svg:y="0.316cm" chart:style-name="ch2">
          <text:p>READ</text:p>
        </chart:title>
        <chart:legend chart:legend-position="end" svg:x="11.011cm" svg:y="3.555cm" style:legend-expansion="high" chart:style-name="ch3"/>
        <chart:plot-area chart:style-name="ch4" table:cell-range-address="metrics.C2:metrics.C5 metrics.B11:metrics.B11 metrics.E10:metrics.E17 metrics.B14:metrics.B14" chart:data-source-has-labels="both" svg:x="1.331cm" svg:y="1.275cm" svg:width="9.36cm" svg:height="6.564cm">
          <chartooo:coordinate-region svg:x="2.323cm" svg:y="1.474cm" svg:width="8.368cm" svg:height="5.718cm"/>
          <chart:axis chart:dimension="x" chart:name="primary-x" chart:style-name="ch5" chartooo:axis-type="auto">
            <chartooo:date-scale/>
            <chart:title svg:x="5.226cm" svg:y="8.019cm" chart:style-name="ch6">
              <text:p>Block size</text:p>
            </chart:title>
            <chart:categories table:cell-range-address="metrics.C2:metrics.C5"/>
          </chart:axis>
          <chart:axis chart:dimension="y" chart:name="primary-y" chart:style-name="ch7">
            <chart:title svg:x="0.451cm" svg:y="5.236cm" chart:style-name="ch8">
              <text:p>Duration</text:p>
            </chart:title>
            <chart:grid chart:style-name="ch9" chart:class="major"/>
          </chart:axis>
          <chart:series chart:style-name="ch10" chart:values-cell-range-address="metrics.E10:metrics.E13" chart:label-cell-address="metrics.B11:metrics.B11" chart:class="chart:bar">
            <chart:data-point chart:repeated="4"/>
          </chart:series>
          <chart:series chart:style-name="ch11" chart:values-cell-range-address="metrics.E14:metrics.E17" chart:label-cell-address="metrics.B14:metrics.B1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ByBlockWithBufferedStream</text:p>
                <draw:g>
                  <svg:desc>metrics.B11:metrics.B11</svg:desc>
                </draw:g>
              </table:table-cell>
              <table:table-cell office:value-type="string">
                <text:p>BlockByBlockWithoutBufferedStream</text:p>
                <draw:g>
                  <svg:desc>metrics.B14:metrics.B14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metrics.C2:metrics.C5</svg:desc>
                </draw:g>
              </table:table-cell>
              <table:table-cell office:value-type="float" office:value="10">
                <text:p>10</text:p>
                <draw:g>
                  <svg:desc>metrics.E10:metrics.E13</svg:desc>
                </draw:g>
              </table:table-cell>
              <table:table-cell office:value-type="float" office:value="13">
                <text:p>13</text:p>
                <draw:g>
                  <svg:desc>metrics.E14:metrics.E17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4792">
                <text:p>47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